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9.72mm"/>
    </style:style>
    <style:style style:name="co3" style:family="table-column">
      <style:table-column-properties fo:break-before="auto" style:column-width="36.5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4.log" table:style-name="ta1">
        <table:shapes>
          <draw:frame draw:z-index="0" draw:style-name="gr1" draw:text-style-name="P1" svg:width="159.99mm" svg:height="89.99mm" svg:x="82.02mm" svg:y="1mm">
            <loext:p draw:notify-on-update-of-ranges="'cameraslog_4.log'.A2:'cameraslog_4.log'.A1001 'cameraslog_4.log'.B1:'cameraslog_4.log'.B1 'cameraslog_4.log'.B2:'cameraslog_4.log'.B1001 'cameraslog_4.log'.A2:'cameraslog_4.log'.A1001 'cameraslog_4.log'.C1:'cameraslog_4.log'.C1 'cameraslog_4.log'.C2:'cameraslog_4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197721" calcext:value-type="float">
            <text:p>10,19772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.257966" calcext:value-type="float">
            <text:p>10,2579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883325" calcext:value-type="float">
            <text:p>9,88332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.623421" calcext:value-type="float">
            <text:p>9,62342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.658584" calcext:value-type="float">
            <text:p>9,6585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.443459" calcext:value-type="float">
            <text:p>10,44345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.238381" calcext:value-type="float">
            <text:p>10,2383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.258557" calcext:value-type="float">
            <text:p>10,25855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.818514" calcext:value-type="float">
            <text:p>10,8185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.608959" calcext:value-type="float">
            <text:p>10,60895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.288854" calcext:value-type="float">
            <text:p>10,2888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.288854" calcext:value-type="float">
            <text:p>10,28885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.478958" calcext:value-type="float">
            <text:p>10,47895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.428974" calcext:value-type="float">
            <text:p>10,42897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.874019" calcext:value-type="float">
            <text:p>10,8740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.409016" calcext:value-type="float">
            <text:p>11,409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409016" calcext:value-type="float">
            <text:p>11,409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.409016" calcext:value-type="float">
            <text:p>11,4090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374236" calcext:value-type="float">
            <text:p>11,3742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.414504" calcext:value-type="float">
            <text:p>11,4145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.42931" calcext:value-type="float">
            <text:p>11,429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.42931" calcext:value-type="float">
            <text:p>11,429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.42931" calcext:value-type="float">
            <text:p>11,429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.42931" calcext:value-type="float">
            <text:p>11,4293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.729102" calcext:value-type="float">
            <text:p>11,7291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.794398" calcext:value-type="float">
            <text:p>11,79439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.399371" calcext:value-type="float">
            <text:p>11,3993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399371" calcext:value-type="float">
            <text:p>11,39937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.739412" calcext:value-type="float">
            <text:p>11,739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.49928" calcext:value-type="float">
            <text:p>11,499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.49928" calcext:value-type="float">
            <text:p>11,499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1.49928" calcext:value-type="float">
            <text:p>11,499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1.49928" calcext:value-type="float">
            <text:p>11,499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1.264402" calcext:value-type="float">
            <text:p>11,2644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.439576" calcext:value-type="float">
            <text:p>11,4395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1.439576" calcext:value-type="float">
            <text:p>11,4395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1.439576" calcext:value-type="float">
            <text:p>11,4395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1.299404" calcext:value-type="float">
            <text:p>11,29940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1.814373" calcext:value-type="float">
            <text:p>11,81437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.169428" calcext:value-type="float">
            <text:p>12,1694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2.004502" calcext:value-type="float">
            <text:p>12,004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2.004502" calcext:value-type="float">
            <text:p>12,004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.004502" calcext:value-type="float">
            <text:p>12,004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.004502" calcext:value-type="float">
            <text:p>12,004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.004502" calcext:value-type="float">
            <text:p>12,004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.004502" calcext:value-type="float">
            <text:p>12,004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.004502" calcext:value-type="float">
            <text:p>12,00450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.079472" calcext:value-type="float">
            <text:p>12,079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.079472" calcext:value-type="float">
            <text:p>12,079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.079472" calcext:value-type="float">
            <text:p>12,07947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1.624431" calcext:value-type="float">
            <text:p>11,6244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1.564172" calcext:value-type="float">
            <text:p>11,56417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1.179103" calcext:value-type="float">
            <text:p>11,1791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.48921" calcext:value-type="float">
            <text:p>10,489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.48921" calcext:value-type="float">
            <text:p>10,489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.48921" calcext:value-type="float">
            <text:p>10,489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48921" calcext:value-type="float">
            <text:p>10,489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.48921" calcext:value-type="float">
            <text:p>10,489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.48921" calcext:value-type="float">
            <text:p>10,489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.48921" calcext:value-type="float">
            <text:p>10,4892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.099144" calcext:value-type="float">
            <text:p>10,0991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.099144" calcext:value-type="float">
            <text:p>10,0991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.099144" calcext:value-type="float">
            <text:p>10,09914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.79905" calcext:value-type="float">
            <text:p>9,79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79905" calcext:value-type="float">
            <text:p>9,79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9.79905" calcext:value-type="float">
            <text:p>9,79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9.79905" calcext:value-type="float">
            <text:p>9,79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.679428" calcext:value-type="float">
            <text:p>9,6794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.679428" calcext:value-type="float">
            <text:p>9,6794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9.679428" calcext:value-type="float">
            <text:p>9,67942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9.639427" calcext:value-type="float">
            <text:p>9,639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9.639427" calcext:value-type="float">
            <text:p>9,639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9.639427" calcext:value-type="float">
            <text:p>9,639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.639427" calcext:value-type="float">
            <text:p>9,639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9.639427" calcext:value-type="float">
            <text:p>9,639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9.639427" calcext:value-type="float">
            <text:p>9,639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9.639427" calcext:value-type="float">
            <text:p>9,639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.639427" calcext:value-type="float">
            <text:p>9,63942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9.19939" calcext:value-type="float">
            <text:p>9,199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304554" calcext:value-type="float">
            <text:p>9,3045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.304554" calcext:value-type="float">
            <text:p>9,3045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9.304554" calcext:value-type="float">
            <text:p>9,30455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9.394504" calcext:value-type="float">
            <text:p>9,3945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9.394504" calcext:value-type="float">
            <text:p>9,3945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9.394504" calcext:value-type="float">
            <text:p>9,39450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9.264372" calcext:value-type="float">
            <text:p>9,26437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9.348991" calcext:value-type="float">
            <text:p>9,3489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9.219393" calcext:value-type="float">
            <text:p>9,2193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9.219393" calcext:value-type="float">
            <text:p>9,2193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.219393" calcext:value-type="float">
            <text:p>9,2193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.219393" calcext:value-type="float">
            <text:p>9,2193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9.219393" calcext:value-type="float">
            <text:p>9,2193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.219393" calcext:value-type="float">
            <text:p>9,21939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.18409" calcext:value-type="float">
            <text:p>9,184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9.18409" calcext:value-type="float">
            <text:p>9,184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9.18409" calcext:value-type="float">
            <text:p>9,184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9.18409" calcext:value-type="float">
            <text:p>9,184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9.18409" calcext:value-type="float">
            <text:p>9,1840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.143913" calcext:value-type="float">
            <text:p>9,1439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143913" calcext:value-type="float">
            <text:p>9,14391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9.098608" calcext:value-type="float">
            <text:p>9,098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098608" calcext:value-type="float">
            <text:p>9,09860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9.223535" calcext:value-type="float">
            <text:p>9,2235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9.223535" calcext:value-type="float">
            <text:p>9,2235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9.223535" calcext:value-type="float">
            <text:p>9,2235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.223535" calcext:value-type="float">
            <text:p>9,2235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9.223535" calcext:value-type="float">
            <text:p>9,2235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9.223535" calcext:value-type="float">
            <text:p>9,2235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223535" calcext:value-type="float">
            <text:p>9,2235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223535" calcext:value-type="float">
            <text:p>9,2235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9.223535" calcext:value-type="float">
            <text:p>9,2235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9.143772" calcext:value-type="float">
            <text:p>9,1437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.143772" calcext:value-type="float">
            <text:p>9,14377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9.109106" calcext:value-type="float">
            <text:p>9,1091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.109106" calcext:value-type="float">
            <text:p>9,10910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.984174" calcext:value-type="float">
            <text:p>8,98417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9.298982" calcext:value-type="float">
            <text:p>9,29898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.309286" calcext:value-type="float">
            <text:p>9,309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9.309286" calcext:value-type="float">
            <text:p>9,309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9.309286" calcext:value-type="float">
            <text:p>9,309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9.309286" calcext:value-type="float">
            <text:p>9,309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9.309286" calcext:value-type="float">
            <text:p>9,309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.309286" calcext:value-type="float">
            <text:p>9,309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9.309286" calcext:value-type="float">
            <text:p>9,309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.309286" calcext:value-type="float">
            <text:p>9,309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9.309286" calcext:value-type="float">
            <text:p>9,309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9.309286" calcext:value-type="float">
            <text:p>9,30928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9.294313" calcext:value-type="float">
            <text:p>9,2943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9.319291" calcext:value-type="float">
            <text:p>9,319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9.319291" calcext:value-type="float">
            <text:p>9,319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9.319291" calcext:value-type="float">
            <text:p>9,319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9.319291" calcext:value-type="float">
            <text:p>9,319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9.319291" calcext:value-type="float">
            <text:p>9,319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9.319291" calcext:value-type="float">
            <text:p>9,319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9.319291" calcext:value-type="float">
            <text:p>9,319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9.319291" calcext:value-type="float">
            <text:p>9,319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9.319291" calcext:value-type="float">
            <text:p>9,3192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9.594409" calcext:value-type="float">
            <text:p>9,5944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9.594409" calcext:value-type="float">
            <text:p>9,59440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9.50424" calcext:value-type="float">
            <text:p>9,5042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9.374115" calcext:value-type="float">
            <text:p>9,374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9.374115" calcext:value-type="float">
            <text:p>9,374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9.374115" calcext:value-type="float">
            <text:p>9,374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9.374115" calcext:value-type="float">
            <text:p>9,374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9.374115" calcext:value-type="float">
            <text:p>9,374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9.374115" calcext:value-type="float">
            <text:p>9,374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9.374115" calcext:value-type="float">
            <text:p>9,374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9.374115" calcext:value-type="float">
            <text:p>9,3741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.374083" calcext:value-type="float">
            <text:p>9,374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9.374083" calcext:value-type="float">
            <text:p>9,374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9.374083" calcext:value-type="float">
            <text:p>9,374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9.374083" calcext:value-type="float">
            <text:p>9,374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9.374083" calcext:value-type="float">
            <text:p>9,374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9.374083" calcext:value-type="float">
            <text:p>9,374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9.374083" calcext:value-type="float">
            <text:p>9,374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9.374083" calcext:value-type="float">
            <text:p>9,3740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9.188938" calcext:value-type="float">
            <text:p>9,1889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9.188938" calcext:value-type="float">
            <text:p>9,1889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9.188938" calcext:value-type="float">
            <text:p>9,18893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9.134233" calcext:value-type="float">
            <text:p>9,1342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9.134233" calcext:value-type="float">
            <text:p>9,1342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8.87907" calcext:value-type="float">
            <text:p>8,879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8.668924" calcext:value-type="float">
            <text:p>8,66892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.559184" calcext:value-type="float">
            <text:p>8,55918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8.468931" calcext:value-type="float">
            <text:p>8,46893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.139132" calcext:value-type="float">
            <text:p>8,1391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8.139132" calcext:value-type="float">
            <text:p>8,1391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139132" calcext:value-type="float">
            <text:p>8,139132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8.178797" calcext:value-type="float">
            <text:p>8,1787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178797" calcext:value-type="float">
            <text:p>8,17879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044193" calcext:value-type="float">
            <text:p>8,04419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8.009207" calcext:value-type="float">
            <text:p>8,00920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.854002" calcext:value-type="float">
            <text:p>7,8540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7.813814" calcext:value-type="float">
            <text:p>7,8138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7.774006" calcext:value-type="float">
            <text:p>7,7740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.664106" calcext:value-type="float">
            <text:p>7,6641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.478989" calcext:value-type="float">
            <text:p>7,4789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.478989" calcext:value-type="float">
            <text:p>7,4789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.478989" calcext:value-type="float">
            <text:p>7,4789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.478989" calcext:value-type="float">
            <text:p>7,4789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.478989" calcext:value-type="float">
            <text:p>7,4789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.478989" calcext:value-type="float">
            <text:p>7,47898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7.343753" calcext:value-type="float">
            <text:p>7,3437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7.204156" calcext:value-type="float">
            <text:p>7,2041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7.204156" calcext:value-type="float">
            <text:p>7,2041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7.204156" calcext:value-type="float">
            <text:p>7,2041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7.204156" calcext:value-type="float">
            <text:p>7,2041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7.204156" calcext:value-type="float">
            <text:p>7,2041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7.204156" calcext:value-type="float">
            <text:p>7,2041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7.204156" calcext:value-type="float">
            <text:p>7,20415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.13417" calcext:value-type="float">
            <text:p>7,134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7.148963" calcext:value-type="float">
            <text:p>7,14896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7.128965" calcext:value-type="float">
            <text:p>7,12896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7.083993" calcext:value-type="float">
            <text:p>7,0839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7.083993" calcext:value-type="float">
            <text:p>7,0839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7.083993" calcext:value-type="float">
            <text:p>7,0839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7.083993" calcext:value-type="float">
            <text:p>7,0839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7.083993" calcext:value-type="float">
            <text:p>7,0839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7.083993" calcext:value-type="float">
            <text:p>7,08399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7.083993" calcext:value-type="float">
            <text:p>7,083993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26:31.333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05T17:26:38.399000000</dc:date>
    <meta:editing-duration>PT1M4S</meta:editing-duration>
    <meta:editing-cycles>2</meta:editing-cycles>
    <meta:generator>LibreOffice/5.1.0.3$Windows_X86_64 LibreOffice_project/5e3e00a007d9b3b6efb6797a8b8e57b51ab1f737</meta:generator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4.log'.A2:'cameraslog_4.log'.C1001 'cameraslog_4.log'.B1:'cameraslog_4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4.log'.B2:'cameraslog_4.log'.B1001" chart:label-cell-address="'cameraslog_4.log'.B1:'cameraslog_4.log'.B1" chart:class="chart:scatter">
            <chart:domain table:cell-range-address="'cameraslog_4.log'.A2:'cameraslog_4.log'.A1001"/>
            <chart:data-point chart:repeated="1000"/>
          </chart:series>
          <chart:series chart:style-name="ch8" chart:values-cell-range-address="'cameraslog_4.log'.C2:'cameraslog_4.log'.C1001" chart:label-cell-address="'cameraslog_4.log'.C1:'cameraslog_4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4.log'.B1:'cameraslog_4.log'.B1</svg:desc>
                </draw:g>
              </table:table-cell>
              <table:table-cell office:value-type="string">
                <text:p>number of cameras</text:p>
                <draw:g>
                  <svg:desc>'cameraslog_4.log'.C1:'cameraslog_4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4.log'.A2:'cameraslog_4.log'.A1001</svg:desc>
                </draw:g>
              </table:table-cell>
              <table:table-cell office:value-type="float" office:value="10.197721">
                <text:p>10.197721</text:p>
                <draw:g>
                  <svg:desc>'cameraslog_4.log'.B2:'cameraslog_4.log'.B1001</svg:desc>
                </draw:g>
              </table:table-cell>
              <table:table-cell office:value-type="float" office:value="11">
                <text:p>11</text:p>
                <draw:g>
                  <svg:desc>'cameraslog_4.log'.C2:'cameraslog_4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.257966">
                <text:p>10.25796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9.883325">
                <text:p>9.88332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.623421">
                <text:p>9.6234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.658584">
                <text:p>9.6585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.443459">
                <text:p>10.44345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0.238381">
                <text:p>10.2383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.258557">
                <text:p>10.25855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.818514">
                <text:p>10.8185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.608959">
                <text:p>10.60895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.288854">
                <text:p>10.2888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0.288854">
                <text:p>10.28885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0.478958">
                <text:p>10.47895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0.428974">
                <text:p>10.42897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0.874019">
                <text:p>10.8740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1.409016">
                <text:p>11.409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.409016">
                <text:p>11.409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1.409016">
                <text:p>11.40901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1.374236">
                <text:p>11.3742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1.414504">
                <text:p>11.4145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.42931">
                <text:p>11.429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.42931">
                <text:p>11.429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.42931">
                <text:p>11.429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1.42931">
                <text:p>11.429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.729102">
                <text:p>11.7291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1.794398">
                <text:p>11.79439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1.399371">
                <text:p>11.3993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1.399371">
                <text:p>11.3993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.739412">
                <text:p>11.73941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1.49928">
                <text:p>11.499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.49928">
                <text:p>11.499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1.49928">
                <text:p>11.499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.49928">
                <text:p>11.4992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.264402">
                <text:p>11.26440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.439576">
                <text:p>11.4395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.439576">
                <text:p>11.4395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.439576">
                <text:p>11.4395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1.299404">
                <text:p>11.29940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1.814373">
                <text:p>11.81437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2.169428">
                <text:p>12.1694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2.004502">
                <text:p>12.0045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.004502">
                <text:p>12.0045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.004502">
                <text:p>12.0045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12.004502">
                <text:p>12.0045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12.004502">
                <text:p>12.0045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2.004502">
                <text:p>12.0045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2.004502">
                <text:p>12.00450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.079472">
                <text:p>12.0794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2.079472">
                <text:p>12.0794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12.079472">
                <text:p>12.07947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.624431">
                <text:p>11.62443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11.564172">
                <text:p>11.56417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1.179103">
                <text:p>11.1791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0.48921">
                <text:p>10.489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10.48921">
                <text:p>10.489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0.48921">
                <text:p>10.489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0.48921">
                <text:p>10.489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0.48921">
                <text:p>10.489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0.48921">
                <text:p>10.489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0.48921">
                <text:p>10.4892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0.099144">
                <text:p>10.0991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10.099144">
                <text:p>10.0991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10.099144">
                <text:p>10.09914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9.79905">
                <text:p>9.79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9.79905">
                <text:p>9.79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9.79905">
                <text:p>9.79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9.79905">
                <text:p>9.79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9.679428">
                <text:p>9.6794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9.679428">
                <text:p>9.6794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9.679428">
                <text:p>9.67942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9.639427">
                <text:p>9.639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9.639427">
                <text:p>9.639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9.639427">
                <text:p>9.639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9.639427">
                <text:p>9.639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9.639427">
                <text:p>9.639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9.639427">
                <text:p>9.639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9.639427">
                <text:p>9.639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9.639427">
                <text:p>9.63942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9.19939">
                <text:p>9.1993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9.304554">
                <text:p>9.3045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9.304554">
                <text:p>9.3045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9.304554">
                <text:p>9.30455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9.394504">
                <text:p>9.3945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9.394504">
                <text:p>9.3945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9.394504">
                <text:p>9.39450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9.264372">
                <text:p>9.26437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9.348991">
                <text:p>9.3489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9.219393">
                <text:p>9.2193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9.219393">
                <text:p>9.2193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9.219393">
                <text:p>9.2193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9.219393">
                <text:p>9.2193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9.219393">
                <text:p>9.2193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.219393">
                <text:p>9.21939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9.18409">
                <text:p>9.184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9.18409">
                <text:p>9.184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9.18409">
                <text:p>9.184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9.18409">
                <text:p>9.184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9.18409">
                <text:p>9.1840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9.143913">
                <text:p>9.1439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9.143913">
                <text:p>9.14391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9.098608">
                <text:p>9.098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9.098608">
                <text:p>9.09860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9.223535">
                <text:p>9.2235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9.223535">
                <text:p>9.2235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9.223535">
                <text:p>9.2235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9.223535">
                <text:p>9.2235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9.223535">
                <text:p>9.2235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9.223535">
                <text:p>9.2235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9.223535">
                <text:p>9.2235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9.223535">
                <text:p>9.2235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9.223535">
                <text:p>9.22353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9.143772">
                <text:p>9.1437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9.143772">
                <text:p>9.14377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9.109106">
                <text:p>9.1091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9.109106">
                <text:p>9.10910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8.984174">
                <text:p>8.98417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9.298982">
                <text:p>9.29898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9.309286">
                <text:p>9.309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9.309286">
                <text:p>9.309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9.309286">
                <text:p>9.309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9.309286">
                <text:p>9.309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9.309286">
                <text:p>9.309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9.309286">
                <text:p>9.309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9.309286">
                <text:p>9.309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9.309286">
                <text:p>9.309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9.309286">
                <text:p>9.309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9.309286">
                <text:p>9.30928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9.294313">
                <text:p>9.2943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9.319291">
                <text:p>9.319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9.319291">
                <text:p>9.319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9.319291">
                <text:p>9.319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9.319291">
                <text:p>9.319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9.319291">
                <text:p>9.319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9.319291">
                <text:p>9.319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9.319291">
                <text:p>9.319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9.319291">
                <text:p>9.319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9.319291">
                <text:p>9.3192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9.594409">
                <text:p>9.5944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9.594409">
                <text:p>9.5944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9.50424">
                <text:p>9.504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9.374115">
                <text:p>9.374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9.374115">
                <text:p>9.374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9.374115">
                <text:p>9.374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9.374115">
                <text:p>9.374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9.374115">
                <text:p>9.374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9.374115">
                <text:p>9.374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9.374115">
                <text:p>9.374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9.374115">
                <text:p>9.3741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9.374083">
                <text:p>9.374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9.374083">
                <text:p>9.374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9.374083">
                <text:p>9.374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9.374083">
                <text:p>9.374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9.374083">
                <text:p>9.374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9.374083">
                <text:p>9.374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9.374083">
                <text:p>9.374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9.374083">
                <text:p>9.3740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9.188938">
                <text:p>9.1889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9.188938">
                <text:p>9.1889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9.188938">
                <text:p>9.18893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9.134233">
                <text:p>9.134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9.134233">
                <text:p>9.1342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8.87907">
                <text:p>8.879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8.668924">
                <text:p>8.6689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8.559184">
                <text:p>8.55918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8.468931">
                <text:p>8.46893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8.139132">
                <text:p>8.1391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8.139132">
                <text:p>8.1391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8.139132">
                <text:p>8.1391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8.178797">
                <text:p>8.1787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8.178797">
                <text:p>8.17879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8.044193">
                <text:p>8.04419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8.009207">
                <text:p>8.00920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7.854002">
                <text:p>7.85400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7.813814">
                <text:p>7.81381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7.774006">
                <text:p>7.7740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7.664106">
                <text:p>7.66410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7.478989">
                <text:p>7.4789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7.478989">
                <text:p>7.4789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7.478989">
                <text:p>7.4789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7.478989">
                <text:p>7.4789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7.478989">
                <text:p>7.4789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7.478989">
                <text:p>7.47898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7.343753">
                <text:p>7.3437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7.204156">
                <text:p>7.204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7.204156">
                <text:p>7.204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7.204156">
                <text:p>7.204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7.204156">
                <text:p>7.204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7.204156">
                <text:p>7.204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7.204156">
                <text:p>7.204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7.204156">
                <text:p>7.20415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7.13417">
                <text:p>7.134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7.148963">
                <text:p>7.14896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7.128965">
                <text:p>7.12896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7.083993">
                <text:p>7.083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7.083993">
                <text:p>7.083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7.083993">
                <text:p>7.083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7.083993">
                <text:p>7.083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7.083993">
                <text:p>7.083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7.083993">
                <text:p>7.0839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7.083993">
                <text:p>7.083993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